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davServlet.doUncheckout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davServlet.doLock( WebdavRequest request , WebdavResponse response , DavResource 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WebdavServlet.doCopy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WebdavServlet.doRebind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WebdavServlet.spoolResource( WebdavRequest request , WebdavResponse response , DavResource resource , boolean send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WebdavServlet.doPut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WebdavServlet.doUnlock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ebdavServlet.doSearch( WebdavRequest request , WebdavResponse respons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ebdavServlet.doBind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WebdavServlet.doUpdate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ebdavServlet.doAcl( WebdavRequest request , WebdavResponse respons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ebdavServlet.doVersionControl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davServlet.doHead( WebdavRequest request , WebdavResponse response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davServlet.doOptions( WebdavRequest request , WebdavResponse response , DavResource 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WebdavServlet.service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WebdavServlet.doDelete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ebdavServlet.doCheckout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ebdavServlet.doLabel( WebdavRequest request , WebdavResponse respons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ebdavServlet.doMkActivity( WebdavRequest request , WebdavResponse response , Dav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WebdavServlet.getInputContext( DavServletRequest request ,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davServlet.doMove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ebdavServlet.execute( WebdavRequest request , WebdavResponse response , int method , DavResource resource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AbstractWebdavServlet.doCheckin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ebdavServlet.getOutputContext( DavServletResponse respons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davServlet.doPost( WebdavRequest request , WebdavResponse response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davServlet.doMerge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ebdavServlet.doUnsubscribe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ebdavServlet.doGet( WebdavRequest request , WebdavResponse response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davServlet.doBaselineControl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ebdavServlet.doSubscribe( WebdavRequest request , WebdavResponse respons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ebdavServlet.doMkCol( WebdavRequest request , WebdavResponse response , DavResource re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ebdavServlet.doMkWorkspace( WebdavRequest request , WebdavResponse response , DavResource re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WebdavServlet.validateDestination( DavResource destResource , WebdavRequest request , boolean checkH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WebdavServlet.doPoll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ebdavServlet.doOrderPatch( WebdavRequest request , WebdavResponse response , Dav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ebdavServlet.doPropPatch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ebdavServlet.doReport( WebdavRequest request , WebdavResponse response ,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WebdavServlet.doPropFind( WebdavRequest request , WebdavResponse response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ebdavServlet.doUnbind( WebdavRequest request , WebdavResponse response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